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e626e" officeooo:paragraph-rsid="0026f62a" style:font-weight-asian="bold" style:font-weight-complex="bold"/>
    </style:style>
    <style:style style:name="P2" style:family="paragraph" style:parent-style-name="Standard">
      <style:paragraph-properties fo:line-height="100%"/>
      <style:text-properties officeooo:paragraph-rsid="0025d102"/>
    </style:style>
    <style:style style:name="P3" style:family="paragraph" style:parent-style-name="Standard">
      <style:text-properties style:font-name="Calibri" fo:font-size="12pt" fo:font-weight="normal" officeooo:rsid="000f571b" officeooo:paragraph-rsid="0020cbdf" style:font-size-asian="12pt" style:font-weight-asian="normal" style:font-size-complex="12pt" style:font-weight-complex="normal"/>
    </style:style>
    <style:style style:name="P4" style:family="paragraph" style:parent-style-name="Standard">
      <style:text-properties style:font-name="Calibri" fo:font-size="12pt" fo:font-weight="normal" officeooo:rsid="001e7508" officeooo:paragraph-rsid="0020cbdf" style:font-size-asian="12pt" style:font-weight-asian="normal" style:font-size-complex="12pt" style:font-weight-complex="normal"/>
    </style:style>
    <style:style style:name="P5" style:family="paragraph" style:parent-style-name="Standard">
      <style:text-properties style:font-name="Calibri" fo:font-size="12pt" fo:font-weight="normal" officeooo:rsid="001e84ee" officeooo:paragraph-rsid="0020cbdf" style:font-size-asian="12pt" style:font-weight-asian="normal" style:font-size-complex="12pt" style:font-weight-complex="normal"/>
    </style:style>
    <style:style style:name="P6" style:family="paragraph" style:parent-style-name="Standard">
      <style:text-properties style:font-name="Calibri" fo:font-size="12pt" fo:font-weight="normal" officeooo:rsid="0019747c" officeooo:paragraph-rsid="0020cbdf" style:font-size-asian="12pt" style:font-weight-asian="normal" style:font-size-complex="12pt" style:font-weight-complex="normal"/>
    </style:style>
    <style:style style:name="P7" style:family="paragraph" style:parent-style-name="Standard">
      <style:text-properties style:font-name="Calibri" fo:font-size="12pt" fo:font-weight="normal" officeooo:rsid="002e0f29" officeooo:paragraph-rsid="0020cbdf" style:font-size-asian="12pt" style:font-weight-asian="normal" style:font-size-complex="12pt" style:font-weight-complex="normal"/>
    </style:style>
    <style:style style:name="P8" style:family="paragraph" style:parent-style-name="Standard">
      <style:text-properties style:font-name="Calibri" fo:font-size="12pt" fo:font-weight="normal" officeooo:rsid="002e8ae2" officeooo:paragraph-rsid="0020cbdf" style:font-size-asian="12pt" style:font-weight-asian="normal" style:font-size-complex="12pt" style:font-weight-complex="normal"/>
    </style:style>
    <style:style style:name="P9" style:family="paragraph" style:parent-style-name="Standard">
      <style:text-properties style:font-name="Calibri" fo:font-size="12pt" fo:font-weight="normal" officeooo:rsid="005c64a2" officeooo:paragraph-rsid="0020cbdf" style:font-size-asian="12pt" style:font-weight-asian="normal" style:font-size-complex="12pt" style:font-weight-complex="normal"/>
    </style:style>
    <style:style style:name="P10" style:family="paragraph" style:parent-style-name="Standard">
      <style:text-properties style:font-name="Calibri" fo:font-size="12pt" fo:font-weight="normal" officeooo:rsid="002fa779" officeooo:paragraph-rsid="0020cbdf" style:font-size-asian="12pt" style:font-weight-asian="normal" style:font-size-complex="12pt" style:font-weight-complex="normal"/>
    </style:style>
    <style:style style:name="P11" style:family="paragraph" style:parent-style-name="Standard">
      <style:text-properties style:font-name="Calibri" fo:font-size="12pt" fo:font-weight="normal" officeooo:rsid="0035fb1c" officeooo:paragraph-rsid="00217222" style:font-size-asian="12pt" style:font-weight-asian="normal" style:font-size-complex="12pt" style:font-weight-complex="normal"/>
    </style:style>
    <style:style style:name="P12" style:family="paragraph" style:parent-style-name="Standard">
      <style:text-properties style:font-name="Calibri" fo:font-size="12pt" fo:font-weight="normal" officeooo:rsid="0036c835" officeooo:paragraph-rsid="00217222" style:font-size-asian="12pt" style:font-weight-asian="normal" style:font-size-complex="12pt" style:font-weight-complex="normal"/>
    </style:style>
    <style:style style:name="P13" style:family="paragraph" style:parent-style-name="Standard">
      <style:text-properties style:font-name="Calibri" fo:font-size="12pt" fo:font-weight="normal" officeooo:rsid="003bfa7e" officeooo:paragraph-rsid="00217222" style:font-size-asian="12pt" style:font-weight-asian="normal" style:font-size-complex="12pt" style:font-weight-complex="normal"/>
    </style:style>
    <style:style style:name="P14" style:family="paragraph" style:parent-style-name="Standard">
      <style:text-properties style:font-name="Calibri" fo:font-size="12pt" fo:font-weight="normal" officeooo:rsid="0041aaf4" officeooo:paragraph-rsid="00217222" style:font-size-asian="12pt" style:font-weight-asian="normal" style:font-size-complex="12pt" style:font-weight-complex="normal"/>
    </style:style>
    <style:style style:name="P15" style:family="paragraph" style:parent-style-name="Standard">
      <style:text-properties style:font-name="Calibri" fo:font-size="12pt" fo:font-weight="normal" officeooo:rsid="0044cb3e" officeooo:paragraph-rsid="00217222" style:font-size-asian="12pt" style:font-weight-asian="normal" style:font-size-complex="12pt" style:font-weight-complex="normal"/>
    </style:style>
    <style:style style:name="P16" style:family="paragraph" style:parent-style-name="Standard">
      <style:text-properties style:font-name="Calibri" fo:font-size="12pt" fo:font-weight="normal" officeooo:rsid="005e7c63" officeooo:paragraph-rsid="00217222" style:font-size-asian="12pt" style:font-weight-asian="normal" style:font-size-complex="12pt" style:font-weight-complex="normal"/>
    </style:style>
    <style:style style:name="P17" style:family="paragraph" style:parent-style-name="Standard">
      <style:text-properties style:font-name="Calibri" fo:font-size="12pt" fo:font-weight="normal" officeooo:rsid="004d28cc" officeooo:paragraph-rsid="00217222" style:font-size-asian="12pt" style:font-weight-asian="normal" style:font-size-complex="12pt" style:font-weight-complex="normal"/>
    </style:style>
    <style:style style:name="P18" style:family="paragraph" style:parent-style-name="Standard">
      <style:text-properties style:font-name="Calibri" fo:font-size="12pt" fo:font-weight="normal" officeooo:rsid="004ffd4e" officeooo:paragraph-rsid="00217222" style:font-size-asian="12pt" style:font-weight-asian="normal" style:font-size-complex="12pt" style:font-weight-complex="normal"/>
    </style:style>
    <style:style style:name="P19" style:family="paragraph" style:parent-style-name="Standard">
      <style:text-properties style:font-name="Calibri" fo:font-size="12pt" fo:font-weight="normal" officeooo:rsid="0046c7ab" officeooo:paragraph-rsid="00217222" style:font-size-asian="12pt" style:font-weight-asian="normal" style:font-size-complex="12pt" style:font-weight-complex="normal"/>
    </style:style>
    <style:style style:name="P20" style:family="paragraph" style:parent-style-name="Standard">
      <style:text-properties style:font-name="Calibri" fo:font-size="12pt" fo:font-weight="bold" officeooo:rsid="001e7508" officeooo:paragraph-rsid="0020cbdf" style:font-size-asian="12pt" style:font-weight-asian="bold" style:font-size-complex="12pt" style:font-weight-complex="bold"/>
    </style:style>
    <style:style style:name="P21" style:family="paragraph" style:parent-style-name="Standard">
      <style:text-properties style:font-name="Calibri" fo:font-size="12pt" fo:font-weight="bold" officeooo:rsid="0019747c" officeooo:paragraph-rsid="0020cbdf" style:font-size-asian="12pt" style:font-weight-asian="bold" style:font-size-complex="12pt" style:font-weight-complex="bold"/>
    </style:style>
    <style:style style:name="P22" style:family="paragraph" style:parent-style-name="Standard">
      <style:text-properties style:font-name="Calibri" fo:font-size="12pt" fo:font-weight="bold" officeooo:rsid="0035fb1c" officeooo:paragraph-rsid="00217222" style:font-size-asian="12pt" style:font-weight-asian="bold" style:font-size-complex="12pt" style:font-weight-complex="bold"/>
    </style:style>
    <style:style style:name="P23" style:family="paragraph" style:parent-style-name="Standard">
      <style:text-properties style:font-name="Calibri" fo:font-size="12pt" fo:font-weight="bold" officeooo:rsid="005e7c63" officeooo:paragraph-rsid="00217222" style:font-size-asian="12pt" style:font-weight-asian="bold" style:font-size-complex="12pt" style:font-weight-complex="bold"/>
    </style:style>
    <style:style style:name="P24" style:family="paragraph" style:parent-style-name="Standard">
      <style:text-properties style:font-name="Calibri" fo:font-size="12pt" fo:font-style="italic" fo:font-weight="normal" officeooo:rsid="003bfa7e" officeooo:paragraph-rsid="00217222" style:font-size-asian="12pt" style:font-style-asian="italic" style:font-weight-asian="normal" style:font-size-complex="12pt" style:font-style-complex="italic" style:font-weight-complex="normal"/>
    </style:style>
    <style:style style:name="P25" style:family="paragraph" style:parent-style-name="Standard">
      <style:text-properties style:font-name="Calibri" fo:font-size="12pt" fo:font-style="italic" fo:font-weight="normal" officeooo:rsid="0041aaf4" officeooo:paragraph-rsid="00217222" style:font-size-asian="12pt" style:font-style-asian="italic" style:font-weight-asian="normal" style:font-size-complex="12pt" style:font-style-complex="italic" style:font-weight-complex="normal"/>
    </style:style>
    <style:style style:name="P26" style:family="paragraph" style:parent-style-name="Standard">
      <style:text-properties style:font-name="Calibri" fo:font-size="12pt" fo:language="de" fo:country="none" officeooo:paragraph-rsid="0025d102" style:font-size-asian="12pt" style:font-size-complex="12pt"/>
    </style:style>
    <style:style style:name="P27" style:family="paragraph" style:parent-style-name="Standard">
      <style:paragraph-properties fo:line-height="100%"/>
      <style:text-properties style:font-name="Calibri" fo:font-size="12pt" fo:language="de" fo:country="none" officeooo:paragraph-rsid="0025d102" style:font-size-asian="12pt" style:font-size-complex="12pt"/>
    </style:style>
    <style:style style:name="P28" style:family="paragraph" style:parent-style-name="Standard">
      <style:paragraph-properties fo:line-height="100%"/>
      <style:text-properties style:font-name="Calibri" fo:font-size="12pt" fo:language="de" fo:country="none" officeooo:paragraph-rsid="0025d102" style:font-size-asian="12pt" style:font-name-complex="Calibri1" style:font-size-complex="12pt"/>
    </style:style>
    <style:style style:name="P29" style:family="paragraph" style:parent-style-name="Standard">
      <style:paragraph-properties fo:line-height="100%"/>
      <style:text-properties style:font-name="Calibri" fo:font-size="12pt" fo:language="de" fo:country="none" officeooo:paragraph-rsid="0025f29a" style:font-size-asian="12pt" style:font-name-complex="Calibri1" style:font-size-complex="12pt"/>
    </style:style>
    <style:style style:name="P30" style:family="paragraph" style:parent-style-name="Standard">
      <style:paragraph-properties fo:line-height="100%"/>
      <style:text-properties style:font-name="Calibri" fo:font-size="12pt" fo:language="de" fo:country="none" officeooo:rsid="0025f29a" officeooo:paragraph-rsid="0025f29a" style:font-size-asian="12pt" style:font-name-complex="Calibri1" style:font-size-complex="12pt"/>
    </style:style>
    <style:style style:name="P31" style:family="paragraph" style:parent-style-name="Standard">
      <style:paragraph-properties fo:line-height="100%"/>
      <style:text-properties style:font-name="Calibri" fo:font-size="12pt" fo:language="de" fo:country="none" officeooo:rsid="0025f29a" officeooo:paragraph-rsid="0025d102" style:font-size-asian="12pt" style:font-name-complex="Calibri1" style:font-size-complex="12pt"/>
    </style:style>
    <style:style style:name="P32" style:family="paragraph" style:parent-style-name="Standard">
      <style:paragraph-properties fo:line-height="100%"/>
      <style:text-properties style:font-name="Calibri" fo:font-size="12pt" fo:language="de" fo:country="none" fo:font-weight="bold" officeooo:paragraph-rsid="0025d102" style:font-size-asian="12pt" style:font-weight-asian="bold" style:font-size-complex="12pt" style:font-weight-complex="bold"/>
    </style:style>
    <style:style style:name="P33" style:family="paragraph" style:parent-style-name="Standard">
      <style:paragraph-properties fo:line-height="100%"/>
      <style:text-properties style:font-name="Calibri" fo:font-size="12pt" fo:language="de" fo:country="none" fo:font-weight="normal" officeooo:rsid="0025d102" officeooo:paragraph-rsid="0025d102" style:font-size-asian="12pt" style:font-weight-asian="normal" style:font-size-complex="12pt" style:font-weight-complex="normal"/>
    </style:style>
    <style:style style:name="P34" style:family="paragraph" style:parent-style-name="Standard">
      <style:paragraph-properties fo:line-height="100%"/>
      <style:text-properties style:font-name="Calibri" fo:font-size="12pt" fo:language="de" fo:country="none" fo:font-style="italic" fo:font-weight="normal" officeooo:rsid="0025f29a" officeooo:paragraph-rsid="0025f29a" style:font-size-asian="12pt" style:font-style-asian="italic" style:font-weight-asian="normal" style:font-size-complex="12pt" style:font-style-complex="italic" style:font-weight-complex="normal"/>
    </style:style>
    <style:style style:name="P35" style:family="paragraph" style:parent-style-name="Standard">
      <style:paragraph-properties fo:line-height="100%"/>
      <style:text-properties style:font-name="Calibri" fo:font-size="12pt" officeooo:paragraph-rsid="0025d102" style:font-size-asian="12pt" style:font-size-complex="12pt"/>
    </style:style>
    <style:style style:name="P36" style:family="paragraph" style:parent-style-name="Standard">
      <style:text-properties style:font-name="Calibri" fo:font-size="14pt" fo:font-weight="bold" officeooo:rsid="0025d102" officeooo:paragraph-rsid="0025d102" style:font-size-asian="14pt" style:font-weight-asian="bold" style:font-size-complex="14pt" style:font-weight-complex="bold"/>
    </style:style>
    <style:style style:name="P37" style:family="paragraph" style:parent-style-name="Standard">
      <style:text-properties style:text-underline-style="none" officeooo:rsid="0014354c" officeooo:paragraph-rsid="0026f62a"/>
    </style:style>
    <style:style style:name="P38" style:family="paragraph" style:parent-style-name="Standard">
      <style:text-properties style:text-underline-style="none" officeooo:rsid="001f7721" officeooo:paragraph-rsid="0026f62a"/>
    </style:style>
    <style:style style:name="P39" style:family="paragraph" style:parent-style-name="Standard">
      <style:text-properties style:text-underline-style="none" officeooo:rsid="001e626e" officeooo:paragraph-rsid="0026f62a"/>
    </style:style>
    <style:style style:name="P40" style:family="paragraph" style:parent-style-name="Standard">
      <style:text-properties style:text-underline-style="none" officeooo:rsid="00211fea" officeooo:paragraph-rsid="0026f62a"/>
    </style:style>
    <style:style style:name="P41" style:family="paragraph" style:parent-style-name="Standard">
      <style:text-properties style:text-underline-style="none" officeooo:rsid="00211fea" officeooo:paragraph-rsid="002de789"/>
    </style:style>
    <style:style style:name="P42" style:family="paragraph" style:parent-style-name="Standard">
      <style:text-properties style:text-underline-style="none" officeooo:rsid="00212677" officeooo:paragraph-rsid="0026f62a"/>
    </style:style>
    <style:style style:name="P43" style:family="paragraph" style:parent-style-name="Standard">
      <style:text-properties style:text-underline-style="none" officeooo:rsid="00223bf8" officeooo:paragraph-rsid="0026f62a"/>
    </style:style>
    <style:style style:name="P44" style:family="paragraph" style:parent-style-name="Standard">
      <style:paragraph-properties fo:line-height="100%"/>
      <style:text-properties style:text-underline-style="none" officeooo:rsid="002563f3" officeooo:paragraph-rsid="0026f62a"/>
    </style:style>
    <style:style style:name="P45" style:family="paragraph" style:parent-style-name="Standard">
      <style:text-properties style:text-underline-style="none" fo:font-weight="bold" officeooo:rsid="0014354c" officeooo:paragraph-rsid="0026f62a" style:font-weight-asian="bold" style:font-weight-complex="bold"/>
    </style:style>
    <style:style style:name="P46" style:family="paragraph" style:parent-style-name="Standard">
      <style:text-properties fo:font-style="italic" style:text-underline-style="none" officeooo:rsid="001e626e" officeooo:paragraph-rsid="0026f62a" style:font-style-asian="italic" style:font-style-complex="italic"/>
    </style:style>
    <style:style style:name="P47" style:family="paragraph" style:parent-style-name="Standard">
      <style:text-properties fo:font-style="italic" style:text-underline-style="none" officeooo:rsid="00211fea" officeooo:paragraph-rsid="0026f62a" style:font-style-asian="italic" style:font-style-complex="italic"/>
    </style:style>
    <style:style style:name="P48" style:family="paragraph" style:parent-style-name="Standard">
      <style:text-properties fo:font-style="italic" style:text-underline-style="none" officeooo:rsid="002563f3" officeooo:paragraph-rsid="0026f62a" style:font-style-asian="italic" style:font-style-complex="italic"/>
    </style:style>
    <style:style style:name="P49" style:family="paragraph" style:parent-style-name="Standard">
      <style:paragraph-properties fo:line-height="100%"/>
      <style:text-properties style:font-name="Calibri" fo:font-size="12pt" fo:language="de" fo:country="none" officeooo:rsid="0025f29a" officeooo:paragraph-rsid="0025f29a" style:font-size-asian="12pt" style:font-name-complex="Calibri1" style:font-size-complex="12pt"/>
    </style:style>
    <style:style style:name="P50" style:family="paragraph" style:parent-style-name="Standard">
      <style:paragraph-properties fo:line-height="100%"/>
      <style:text-properties style:font-name="Calibri" fo:font-size="12pt" fo:language="de" fo:country="none" fo:font-style="italic" fo:font-weight="normal" officeooo:paragraph-rsid="0025d102" style:font-size-asian="12pt" style:font-style-asian="italic" style:font-weight-asian="normal" style:font-size-complex="12pt" style:font-style-complex="italic" style:font-weight-complex="normal"/>
    </style:style>
    <style:style style:name="P51" style:family="paragraph" style:parent-style-name="Standard">
      <style:paragraph-properties fo:line-height="100%"/>
      <style:text-properties style:font-name="Calibri" fo:font-size="12pt" fo:language="de" fo:country="none" fo:font-style="italic" officeooo:paragraph-rsid="0025d102" style:font-size-asian="12pt" style:font-style-asian="italic" style:font-size-complex="12pt" style:font-style-complex="italic"/>
    </style:style>
    <style:style style:name="P52" style:family="paragraph" style:parent-style-name="Standard">
      <style:text-properties style:font-name="Calibri" fo:font-size="12pt" fo:font-weight="normal" officeooo:rsid="0046c7ab" officeooo:paragraph-rsid="00217222" style:font-size-asian="12pt" style:font-weight-asian="normal" style:font-size-complex="12pt" style:font-weight-complex="normal"/>
    </style:style>
    <style:style style:name="P53" style:family="paragraph" style:parent-style-name="Standard">
      <style:text-properties style:font-name="Calibri" fo:font-size="12pt" fo:font-weight="normal" officeooo:rsid="000f66b2" officeooo:paragraph-rsid="00344655" style:font-size-asian="12pt" style:font-weight-asian="normal" style:font-size-complex="12pt" style:font-weight-complex="normal"/>
    </style:style>
    <style:style style:name="P54" style:family="paragraph" style:parent-style-name="Standard">
      <style:text-properties style:font-name="Calibri" fo:font-size="12pt" fo:font-weight="normal" officeooo:rsid="000c45d5" officeooo:paragraph-rsid="00376e08" style:font-size-asian="12pt" style:font-weight-asian="normal" style:font-size-complex="12pt" style:font-weight-complex="normal"/>
    </style:style>
    <style:style style:name="P55" style:family="paragraph" style:parent-style-name="Standard">
      <style:text-properties style:font-name="Calibri" fo:font-size="12pt" fo:font-weight="normal" officeooo:rsid="003d8143" officeooo:paragraph-rsid="003d8143" style:font-size-asian="12pt" style:font-weight-asian="normal" style:font-size-complex="12pt" style:font-weight-complex="normal"/>
    </style:style>
    <style:style style:name="P56" style:family="paragraph" style:parent-style-name="Standard">
      <style:text-properties style:font-name="Calibri" fo:font-size="12pt" fo:font-weight="normal" officeooo:rsid="003ffe77" officeooo:paragraph-rsid="003ffe77" style:font-size-asian="12pt" style:font-weight-asian="normal" style:font-size-complex="12pt" style:font-weight-complex="normal"/>
    </style:style>
    <style:style style:name="P57" style:family="paragraph" style:parent-style-name="Standard">
      <style:text-properties style:font-name="Calibri" fo:font-size="12pt" fo:font-weight="normal" officeooo:rsid="00413c3b" officeooo:paragraph-rsid="00413c3b" style:font-size-asian="12pt" style:font-weight-asian="normal" style:font-size-complex="12pt" style:font-weight-complex="normal"/>
    </style:style>
    <style:style style:name="P58" style:family="paragraph" style:parent-style-name="Standard">
      <style:text-properties officeooo:rsid="000c45d5" officeooo:paragraph-rsid="00344655"/>
    </style:style>
    <style:style style:name="P59" style:family="paragraph" style:parent-style-name="Standard">
      <style:text-properties officeooo:rsid="000c45d5" officeooo:paragraph-rsid="00376e08"/>
    </style:style>
    <style:style style:name="P60" style:family="paragraph" style:parent-style-name="Standard">
      <style:text-properties officeooo:rsid="000cf2cd" officeooo:paragraph-rsid="00344655"/>
    </style:style>
    <style:style style:name="P61" style:family="paragraph" style:parent-style-name="Standard">
      <style:text-properties officeooo:rsid="000f66b2" officeooo:paragraph-rsid="00344655"/>
    </style:style>
    <style:style style:name="P62" style:family="paragraph" style:parent-style-name="Standard">
      <style:text-properties officeooo:paragraph-rsid="00344655"/>
    </style:style>
    <style:style style:name="P63" style:family="paragraph" style:parent-style-name="Text_20_body">
      <style:paragraph-properties fo:text-align="start" style:justify-single-word="false"/>
      <style:text-properties officeooo:rsid="002a87ba" officeooo:paragraph-rsid="00376e08"/>
    </style:style>
    <style:style style:name="P64" style:family="paragraph" style:parent-style-name="Text_20_body" style:list-style-name="L7">
      <style:text-properties officeooo:paragraph-rsid="00344655"/>
    </style:style>
    <style:style style:name="P65" style:family="paragraph" style:parent-style-name="Text_20_body">
      <style:paragraph-properties fo:text-align="start" style:justify-single-word="false"/>
      <style:text-properties officeooo:paragraph-rsid="00344655"/>
    </style:style>
    <style:style style:name="P66" style:family="paragraph" style:parent-style-name="List_20_Contents">
      <style:paragraph-properties fo:margin-top="0cm" fo:margin-bottom="0.499cm" loext:contextual-spacing="false" fo:text-align="start" style:justify-single-word="false"/>
      <style:text-properties officeooo:paragraph-rsid="00344655"/>
    </style:style>
    <style:style style:name="P67" style:family="paragraph" style:parent-style-name="List_20_Contents">
      <style:paragraph-properties fo:margin-left="0cm" fo:margin-right="0cm" fo:margin-top="0cm" fo:margin-bottom="0.499cm" loext:contextual-spacing="false" fo:text-align="start" style:justify-single-word="false" fo:text-indent="0cm" style:auto-text-indent="false"/>
      <style:text-properties officeooo:paragraph-rsid="00344655"/>
    </style:style>
    <style:style style:name="P68" style:family="paragraph" style:parent-style-name="List_20_Contents">
      <style:paragraph-properties fo:margin-left="0cm" fo:margin-right="0cm" fo:text-align="start" style:justify-single-word="false" fo:text-indent="0cm" style:auto-text-indent="false"/>
      <style:text-properties officeooo:paragraph-rsid="00344655"/>
    </style:style>
    <style:style style:name="T1" style:family="text">
      <style:text-properties officeooo:rsid="005c64a2"/>
    </style:style>
    <style:style style:name="T2" style:family="text">
      <style:text-properties officeooo:rsid="0030e532"/>
    </style:style>
    <style:style style:name="T3" style:family="text">
      <style:text-properties officeooo:rsid="0055dc2f"/>
    </style:style>
    <style:style style:name="T4" style:family="text">
      <style:text-properties officeooo:rsid="001e84ee"/>
    </style:style>
    <style:style style:name="T5" style:family="text">
      <style:text-properties officeooo:rsid="0056b067"/>
    </style:style>
    <style:style style:name="T6" style:family="text">
      <style:text-properties officeooo:rsid="00575bbc"/>
    </style:style>
    <style:style style:name="T7" style:family="text">
      <style:text-properties officeooo:rsid="001ed889"/>
    </style:style>
    <style:style style:name="T8" style:family="text">
      <style:text-properties officeooo:rsid="005a7a61"/>
    </style:style>
    <style:style style:name="T9" style:family="text">
      <style:text-properties officeooo:rsid="005bd0b3"/>
    </style:style>
    <style:style style:name="T10" style:family="text">
      <style:text-properties officeooo:rsid="0020cbdf"/>
    </style:style>
    <style:style style:name="T11" style:family="text">
      <style:text-properties officeooo:rsid="001133d3"/>
    </style:style>
    <style:style style:name="T12" style:family="text">
      <style:text-properties fo:font-weight="bold" style:font-weight-asian="bold" style:font-weight-complex="bold"/>
    </style:style>
    <style:style style:name="T13" style:family="text">
      <style:text-properties fo:font-weight="bold" officeooo:rsid="0028e14e" style:font-weight-asian="bold" style:font-weight-complex="bold"/>
    </style:style>
    <style:style style:name="T14" style:family="text">
      <style:text-properties fo:font-weight="normal" officeooo:rsid="001133d3" style:font-weight-asian="normal" style:font-weight-complex="normal"/>
    </style:style>
    <style:style style:name="T15" style:family="text">
      <style:text-properties officeooo:rsid="0046d833"/>
    </style:style>
    <style:style style:name="T16" style:family="text">
      <style:text-properties officeooo:rsid="005e32a5"/>
    </style:style>
    <style:style style:name="T17" style:family="text">
      <style:text-properties officeooo:rsid="0036c835"/>
    </style:style>
    <style:style style:name="T18" style:family="text">
      <style:text-properties officeooo:rsid="005e7c63"/>
    </style:style>
    <style:style style:name="T19" style:family="text">
      <style:text-properties officeooo:rsid="00455da9"/>
    </style:style>
    <style:style style:name="T20" style:family="text">
      <style:text-properties officeooo:rsid="004d28cc"/>
    </style:style>
    <style:style style:name="T21" style:family="text">
      <style:text-properties officeooo:rsid="004ec5be"/>
    </style:style>
    <style:style style:name="T22" style:family="text">
      <style:text-properties officeooo:rsid="006145b9"/>
    </style:style>
    <style:style style:name="T23" style:family="text">
      <style:text-properties officeooo:rsid="0050420b"/>
    </style:style>
    <style:style style:name="T24" style:family="text">
      <style:text-properties fo:font-style="italic"/>
    </style:style>
    <style:style style:name="T25" style:family="text">
      <style:text-properties fo:font-style="italic" style:font-style-asian="italic" style:font-style-complex="italic"/>
    </style:style>
    <style:style style:name="T26" style:family="text">
      <style:text-properties fo:font-style="italic" officeooo:rsid="005e7c63" style:font-style-asian="italic" style:font-style-complex="italic"/>
    </style:style>
    <style:style style:name="T27" style:family="text">
      <style:text-properties fo:font-style="italic" officeooo:rsid="00344655"/>
    </style:style>
    <style:style style:name="T28" style:family="text">
      <style:text-properties officeooo:rsid="0025f29a"/>
    </style:style>
    <style:style style:name="T29" style:family="text">
      <style:text-properties fo:language="de" fo:country="none"/>
    </style:style>
    <style:style style:name="T30" style:family="text">
      <style:text-properties fo:language="de" fo:country="none" fo:font-style="italic" style:font-style-asian="italic" style:font-style-complex="italic"/>
    </style:style>
    <style:style style:name="T31" style:family="text">
      <style:text-properties fo:language="de" fo:country="none" fo:font-weight="normal" style:font-weight-asian="normal" style:font-weight-complex="normal"/>
    </style:style>
    <style:style style:name="T32" style:family="text">
      <style:text-properties fo:language="de" fo:country="none" fo:font-weight="normal" officeooo:rsid="0025f29a" style:font-weight-asian="normal" style:font-weight-complex="normal"/>
    </style:style>
    <style:style style:name="T33" style:family="text">
      <style:text-properties fo:language="de" fo:country="none" fo:font-style="normal" officeooo:rsid="0025f29a" style:font-style-asian="normal" style:font-style-complex="normal"/>
    </style:style>
    <style:style style:name="T34" style:family="text">
      <style:text-properties fo:language="de" fo:country="none" fo:font-style="normal" fo:font-weight="bold" style:font-style-asian="normal" style:font-weight-asian="bold" style:font-style-complex="normal" style:font-weight-complex="bold"/>
    </style:style>
    <style:style style:name="T35" style:family="text">
      <style:text-properties fo:language="de" fo:country="none" officeooo:rsid="0025f29a"/>
    </style:style>
    <style:style style:name="T36" style:family="text">
      <style:text-properties style:font-name="Calibri" fo:font-size="12pt" fo:language="de" fo:country="none" style:font-size-asian="12pt" style:font-size-complex="12pt"/>
    </style:style>
    <style:style style:name="T37" style:family="text">
      <style:text-properties style:font-name="Calibri" fo:font-size="12pt" fo:language="de" fo:country="none" fo:font-weight="normal" style:font-size-asian="12pt" style:font-weight-asian="normal" style:font-size-complex="12pt" style:font-weight-complex="normal"/>
    </style:style>
    <style:style style:name="T38" style:family="text">
      <style:text-properties style:font-name="Calibri" fo:font-size="12pt" fo:language="de" fo:country="none" fo:font-weight="normal" officeooo:rsid="0028e14e" style:font-size-asian="12pt" style:font-weight-asian="normal" style:font-size-complex="12pt" style:font-weight-complex="normal"/>
    </style:style>
    <style:style style:name="T39" style:family="text">
      <style:text-properties style:font-name="Calibri" fo:font-size="12pt" fo:language="de" fo:country="none" fo:font-weight="normal" officeooo:rsid="0028e021" style:font-size-asian="12pt" style:font-weight-asian="normal" style:font-size-complex="12pt" style:font-weight-complex="normal"/>
    </style:style>
    <style:style style:name="T40" style:family="text">
      <style:text-properties style:font-name="Calibri" fo:font-size="12pt" fo:language="de" fo:country="none" fo:font-weight="normal" officeooo:rsid="002de789" style:font-size-asian="12pt" style:font-weight-asian="normal" style:font-size-complex="12pt" style:font-weight-complex="normal"/>
    </style:style>
    <style:style style:name="T41" style:family="text">
      <style:text-properties style:font-name="Calibri" fo:font-size="12pt" fo:language="de" fo:country="none" fo:font-weight="normal" officeooo:rsid="00338772" style:font-size-asian="12pt" style:font-weight-asian="normal" style:font-size-complex="12pt" style:font-weight-complex="normal"/>
    </style:style>
    <style:style style:name="T42" style:family="text">
      <style:text-properties officeooo:rsid="0028e021"/>
    </style:style>
    <style:style style:name="T43" style:family="text">
      <style:text-properties officeooo:rsid="002563f3"/>
    </style:style>
    <style:style style:name="T44" style:family="text">
      <style:text-properties style:text-underline-style="none"/>
    </style:style>
    <style:style style:name="T45" style:family="text">
      <style:text-properties style:text-underline-style="none" officeooo:rsid="0014354c"/>
    </style:style>
    <style:style style:name="T46" style:family="text">
      <style:text-properties officeooo:rsid="00211fea"/>
    </style:style>
    <style:style style:name="T47" style:family="text">
      <style:text-properties officeooo:rsid="0023819d"/>
    </style:style>
    <style:style style:name="T48" style:family="text">
      <style:text-properties officeooo:rsid="00212677"/>
    </style:style>
    <style:style style:name="T49" style:family="text">
      <style:text-properties officeooo:rsid="00223bf8"/>
    </style:style>
    <style:style style:name="T50" style:family="text">
      <style:text-properties officeooo:rsid="00275e70"/>
    </style:style>
    <style:style style:name="T51" style:family="text">
      <style:text-properties officeooo:rsid="002810b6"/>
    </style:style>
    <style:style style:name="T52" style:family="text">
      <style:text-properties officeooo:rsid="002de789"/>
    </style:style>
    <style:style style:name="T53" style:family="text">
      <style:text-properties officeooo:rsid="00318f52"/>
    </style:style>
    <style:style style:name="T54" style:family="text">
      <style:text-properties officeooo:rsid="00338772"/>
    </style:style>
    <style:style style:name="T55" style:family="text">
      <style:text-properties officeooo:rsid="000c45d5"/>
    </style:style>
    <style:style style:name="T56" style:family="text">
      <style:text-properties officeooo:rsid="002a87ba"/>
    </style:style>
    <style:style style:name="T57" style:family="text">
      <style:text-properties officeooo:rsid="00170ac4"/>
    </style:style>
    <style:style style:name="T58" style:family="text">
      <style:text-properties officeooo:rsid="00199379"/>
    </style:style>
    <style:style style:name="T59" style:family="text">
      <style:text-properties officeooo:rsid="0028e14e"/>
    </style:style>
    <style:style style:name="T60" style:family="text">
      <style:text-properties officeooo:rsid="00162892"/>
    </style:style>
    <style:style style:name="T61" style:family="text">
      <style:text-properties officeooo:rsid="00127449"/>
    </style:style>
    <style:style style:name="T62" style:family="text">
      <style:text-properties officeooo:rsid="00197306"/>
    </style:style>
    <style:style style:name="T63" style:family="text">
      <style:text-properties officeooo:rsid="001349b5"/>
    </style:style>
    <style:style style:name="T64" style:family="text">
      <style:text-properties officeooo:rsid="0018b622"/>
    </style:style>
    <style:style style:name="T65" style:family="text">
      <style:text-properties officeooo:rsid="000cf2cd"/>
    </style:style>
    <style:style style:name="T66" style:family="text">
      <style:text-properties officeooo:rsid="000f66b2"/>
    </style:style>
    <style:style style:name="T67" style:family="text">
      <style:text-properties officeooo:rsid="000fb92b"/>
    </style:style>
    <style:style style:name="T68" style:family="text">
      <style:text-properties officeooo:rsid="002fbe21"/>
    </style:style>
    <style:style style:name="T69" style:family="text">
      <style:text-properties officeooo:rsid="00376e08"/>
    </style:style>
    <style:style style:name="T70" style:family="text">
      <style:text-properties fo:font-style="normal" style:font-style-asian="normal" style:font-style-complex="normal"/>
    </style:style>
    <style:style style:name="T71" style:family="text">
      <style:text-properties fo:font-style="normal" officeooo:rsid="00376e08" style:font-style-asian="normal" style:font-style-complex="normal"/>
    </style:style>
    <style:style style:name="T72" style:family="text">
      <style:text-properties fo:font-style="normal" officeooo:rsid="00406cff" style:font-style-asian="normal" style:font-style-complex="normal"/>
    </style:style>
    <style:style style:name="T73" style:family="text">
      <style:text-properties fo:font-style="normal" officeooo:rsid="004348f6" style:font-style-asian="normal" style:font-style-complex="normal"/>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2">Vorwort</text:span><text:line-break/><text:line-break/>Zunächst möchte ich mich bei <text:span text:style-name="T10">Anna Glatt, Theresa Grabmaier und </text:span>Florian Kratzer bedanken, d<text:span text:style-name="T10">ie</text:span> mir mit <text:span text:style-name="T10">Hilfe und </text:span>guten Ratschlägen zur Seite <text:span text:style-name="T10">s</text:span>tand<text:span text:style-name="T10">en</text:span>. Außerdem möchte ich mich bei Herrn Jens Müller, für seine Unterstützung bei dieser Bachelorarbeit bedanken.<text:line-break/><text:line-break/><text:line-break/><text:span text:style-name="T12">Motivation</text:span></text:p>
      <text:p text:style-name="P3"/>
      <text:p text:style-name="P20"><text:span text:style-name="T14">Seit meiner frühen Kindheit begeistere ich mich für die Thematik, interaktiver Medien, insbesondere für das Feld der Videospiele.<text:line-break/>In meinem bisherigen Studium hatte ich viele Möglichkeiten, mich gezielt in diesem Bereich fortzubilden. Es wurden verschiedene Projekte und Fächer, welche die Thematik des „Game-Design“ behandeln belegt. Ich hoffe, das ich mich auch nach dem Studium die Möglichkeit haben werde mich in diese Richtung weiterzubilden und dass die erlernten Kenntnisse und Fähigkeiten sich dabei, sowohl in der Weiterbildung, als auch im späteren Berufsleben als wertvoll und nützlich erweisen werden. <text:line-break/><text:line-break/></text:span><text:span text:style-name="T11">Legitimation der Arbeit</text:span><text:span text:style-name="T14"><text:line-break/><text:line-break/>Wie bereits erwähnt wurden im Laufe des Studiums, weitreichende Kenntnisse im Bereich der Videospiele, insbesondere im Bereich der theoretischen Planung und Konzeption von Videospielen erworben. Die Bachelorarbeit ist eine gute Möglichkeit, diese Kenntnisse zu erweitern und konkret in einer Arbeit zu realisieren. Die abgeschlossene Arbeit dürfte insbesondere für Entwickler von Videospielen und Personen die Interesse an verschiedenen Aspekten des „Game-Design“ besitzen, von Interesse sein und ihnen hoffentlich auch als nützliche Inspiration-Quelle für weitere Arbeiten in diese Richtung dienen.<text:line-break/><text:line-break/></text:span><text:span text:style-name="T11">Ziele der Arbeit</text:span><text:span text:style-name="T14"><text:line-break/><text:line-break/>Ziele der Arbeit sind, Aspekte der sog. „Immersion“, in Anwendung auf Videospiele zu Untersuchen und zu definieren. Es wird das Konzept und der Prototyp eines Videospieles entwickelt, in dem die zuvor definierten Bedingungen zur Kreation einer <text:s/>„Immersiven“-Wirkung zur Anwendung kommen.<text:line-break/>Bei der Entwicklung des Prototypen ist hervorzuheben, das in der Konzeption Schwerpunkte definiert werden, auf die sich die Realisierung des Prototypen primär konzentrieren soll. Es ist kein Ziel ein komplettes, abgeschlossenes Spiel zu realisieren, sondern eine sog. Demo-Version, also einen Spielprototyp, der nur bestimmte Aspekte des Videospieles behandeln soll.</text:span><text:span text:style-name="T11"><text:line-break/><text:line-break/></text:span>Inspiration und <text:span text:style-name="T10">vergleichbare</text:span> Spiele</text:p>
      <text:p text:style-name="P20"/>
      <text:p text:style-name="P4">Die <text:span text:style-name="T3">Grund</text:span>idee der Bach<text:span text:style-name="T3">e</text:span>lor<text:span text:style-name="T3">arbeit</text:span> best<text:span text:style-name="T3">and</text:span> darin, ein interaktives <text:span text:style-name="T3">Videos</text:span>piel zu <text:span text:style-name="T3">konzeptionieren</text:span>, in <text:span text:style-name="T3">dem auf eine möglichst immersive Weise,</text:span> eine<text:span text:style-name="T3"> </text:span>Geschichte erzählt wird. Der Hauptfokus<text:span text:style-name="T3"> des Werkstückes</text:span> liegt d<text:span text:style-name="T3">eshalb</text:span> primär darauf, <text:span text:style-name="T3">einen funktionsfähigen Prototypen zu entwickeln, der dem Spieler</text:span> eine spannende Handlung, mit einer Vielzahl an unterschiedlichen Charakteren und Ereignissen, <text:span text:style-name="T3">erleben lässt. </text:span></text:p>
      <text:p text:style-name="P4"/>
      <text:p text:style-name="P4">Es wurden bereits andere Spiele veröffentlicht die ähnliche Ansprüche verfolgen, beispielsweise die <text:span text:style-name="T3">Spielreihe</text:span> „The <text:span text:style-name="T3">W</text:span>alking Dead“, der Firma Telltale Games. Dieses Spiel handelt <text:span text:style-name="T3">narrativ,</text:span> von <text:soft-page-break/>einer Gruppe Überlebender in einer Postapo<text:span text:style-name="T3">k</text:span>alyptischen Welt. Der Hauptfokus dieser Reihe liegt darin die Geschichte, und die Entwicklung dieser Gruppe Überlebender in mehreren Episoden, auf spannende und <text:span text:style-name="T4">den Spieler miteinbeziehende Weise zu erzählen. Ein Großteil des Gameplays, nehmen hierbei Dialoge, die zwischen den verschiedenen Charakteren geführt werden ein. Dabei handelt es sich inhaltlich, meistens um verschiedene Probleme, mit denen die Charaktere sowohl innerhalb, als auch außerhalb der Gruppe konfrontiert werden. Der Spieler kann in diesen Dialogen, interaktiv Entscheidungen treffen, die sich im späteren, Spielverlauf auf die Entwicklung der Geschichte auswirken. Außerhalb dieser Dialoge ähnelt das Spiel sehr stark einem klassischem „Point-and-Click“ Adventure-Game.</text:span></text:p>
      <text:p text:style-name="P4"/>
      <text:p text:style-name="P5">Ein weiteres Spiel das als Inspirationsquelle diente, ist The Banner Saga der Firma <text:span text:style-name="T5">Stoic</text:span>. Dieses Spiel ist eine Mischung aus Side-Scroller und <text:span text:style-name="T5">taktischem </text:span>Strateg<text:span text:style-name="T5">ie</text:span>spiel. Der Spieler <text:span text:style-name="T5">übernimmt</text:span> die Führung eines Stammes, der durch eine fiktive, an der klassischen nordischen Mythologie orientierte Welt zieht. Dabei trifft der Stamm immer wieder auf Gegner, die im Kampf besiegt werden müssen, oder auf andere Ereignisse, die in einem Dialog-System behandelt werden. <text:span text:style-name="T5">Insbesondere</text:span> der <text:span text:style-name="T5">grafische Stil und die Intelligente Nutzung des </text:span>Sidescroller-Stil <text:span text:style-name="T6">zur narrativen Erzählweise,</text:span> war<text:span text:style-name="T6">en</text:span> <text:span text:style-name="T6">aus Design-konzeptioneller Sicht betrachtet</text:span>, eine große Inspirationsquelle <text:span text:style-name="T7">für die Design-Konzeption des Werkstücks.</text:span></text:p>
      <text:p text:style-name="P5"/>
      <text:p text:style-name="P21">Alleinstellungsmerkmal</text:p>
      <text:p text:style-name="P6"/>
      <text:p text:style-name="P7">Geht es um die spezifischen Besonderheiten, die das Werkstück von anderen Spielen abhebt, so sollte zunächst <text:span text:style-name="T8">erwähnt werden, das es sich um die Umsetzung eines literarischen Werkes, nämlich dem Buch, „Das Herz der Finsternis“ von Joseph Conrad handelt. Zudem sollte </text:span>das Setting genannt werden. Die Handlung des Werkstückes mag fiktiv sein, jedoch wurde, das gesamte Spiel in einen historischen Kontext eingebunden und es wurde viel Wert darauf gelegt, die Handlung und d<text:span text:style-name="T9">ie Hintergrundbedingungen</text:span> des Spiels, möglichst realistisch, authentisch und plausibel wie möglich erscheinen zu lassen. </text:p>
      <text:p text:style-name="P8">Das eigentlich Setting behandelt zudem eine geschichtliche Periode, die in der westlichen Gesellschaft kaum <text:span text:style-name="T2">w</text:span>ahrgenommen wird, nämlich die <text:span text:style-name="T1">frühen </text:span>Anfänge der europäischen Kolonisierungspolitik <text:span text:style-name="T1">im 18ten Jahrhundert</text:span>, deren Konsequenzen <text:span text:style-name="T1">sich bis</text:span> weit in die <text:span text:style-name="T1">heutige </text:span>Gegenwart <text:span text:style-name="T1">Auswirken.</text:span></text:p>
      <text:p text:style-name="P9">All diese Faktoren, bieten ein Alleinstellungsmerkmal, das nur wenige Spiele bieten. </text:p>
      <text:p text:style-name="P10">Angesehen von seiner historischen <text:span text:style-name="T1">und politischen </text:span>Bedeutung, bietet das Spiel eine <text:span text:style-name="T1">zudem </text:span><text:s/>spannende und unterhaltsame Geschichte, durch ihre audiovisuelle Realisierung ein <text:span text:style-name="T2">mitreißendes Spielerlebnis bildet.</text:span></text:p>
      <text:p text:style-name="P10"/>
      <text:p text:style-name="P10"/>
      <text:p text:style-name="P22">Immersion in Videospielen</text:p>
      <text:p text:style-name="P11"/>
      <text:p text:style-name="P11">Da das <text:span text:style-name="T15">konzeptionierte</text:span> Spiel wie in <text:span text:style-name="T16">[Kapitel Ziele der Arbeit] </text:span>beschrieben ein „immersives“ <text:span text:style-name="T16">Spielerlebnis</text:span> bieten soll, <text:span text:style-name="T16">soll der</text:span> Begriff der „Immersion“ in <text:span text:style-name="T16">Bezug auf Videospiele, in</text:span> diesem Kapitel genauer definiert werden.</text:p>
      <text:p text:style-name="P11"/>
      <text:p text:style-name="P11">Der Autor Ernest Adams beschreibt in seinem Buch „Fundamentals of Game Design“, die „Immersion“ als „abtauchen“ in eine fiktive Welt. „Immersion is the feeling of beeing submerged in a form of entertainment, or rather beeing unaware that youre experiencing an atificial World. When. <text:span text:style-name="T17">Entscheidend für ein immersives Erlebnis ist laut Adams, dass der Spieler einen Großteil seiner Aufmerksamkeit in das Spielgeschehen legt. „When you immersed in a book, movie, or </text:span><text:soft-page-break/><text:span text:style-name="T17">game, you devote all your Attention to it and it seems real. You have lost the Track of the boundaries of the magic circle“.</text:span></text:p>
      <text:p text:style-name="P11"/>
      <text:p text:style-name="P12">Entsprechend wichtig ist es um Immersion zu erschaffen, ein <text:span text:style-name="T16">Spielerlebnis</text:span> zu <text:span text:style-name="T16">kreieren</text:span>, das es schafft möglichst konstant die Aufmerksamkeit des Benutzers auf s<text:span text:style-name="T16">i</text:span>ch zu richten und <text:span text:style-name="T16">das aktive Bewusstsein</text:span>, das es sich <text:span text:style-name="T16">bei dem Erlebten</text:span> um eine künstlich erzeugte Welt handelt, <text:span text:style-name="T16">zu verdrängen</text:span>.</text:p>
      <text:p text:style-name="P12"/>
      <text:p text:style-name="P12">Es ist daher eine <text:span text:style-name="T16">gewisse</text:span> Spannung nötig um die <text:span text:style-name="T16">Aufmerksamkeit des Spielers an das Spielgeschehen uns somit </text:span>Immersion aufrecht zu erhalten. Adams definiert in Bezug auf Videospiele drei Hauptarten der Immersion. Strategische<text:span text:style-name="T16">-</text:span>Immersion, Taktische<text:span text:style-name="T16">-</text:span>Immersion und Narrativ<text:span text:style-name="T16">-</text:span> Immersion.</text:p>
      <text:p text:style-name="P12"/>
      <text:p text:style-name="P13"><text:span text:style-name="T25">Taktische</text:span><text:span text:style-name="T26">-</text:span><text:span text:style-name="T25">Immersion:</text:span><text:line-break/>Adams beschreibt die taktische Immersion eines Spieles als „Trance“, der Spieler muss so schnell auf das Spielgeschehen reagieren, das<text:span text:style-name="T16">s das Spiel</text:span> <text:span text:style-name="T16">die</text:span> Aufmerksamkeit <text:span text:style-name="T16">des Spielers an sich bindet und das Bewußtsein</text:span> keine andere Möglichkeit hat, von anderen <text:span text:style-name="T16">Faktoren</text:span> abgelenkt zu werden.</text:p>
      <text:p text:style-name="P12"/>
      <text:p text:style-name="P24">Strategische<text:span text:style-name="T18">-</text:span>Immersion:</text:p>
      <text:p text:style-name="P13">Muss der Spieler das Spiel „observieren“, eigene Strategien entwickeln, „kalkulieren“ und „planen“, so liegt laut Adams eine <text:span text:style-name="T16">S</text:span>trategische<text:span text:style-name="T16">-</text:span>Immersion vor. <text:span text:style-name="T16">D</text:span>er Verstand und somit die Aufmerksamkeit ist <text:span text:style-name="T16">in diesem Fall,</text:span> damit beschäftigt die <text:span text:style-name="T18">s</text:span>pielerischen Entscheidungen zu „optimieren“ <text:span text:style-name="T18">und widmet dem Spielgeschehen somit seine volle Aufmerksamkeit</text:span>.</text:p>
      <text:p text:style-name="P12"/>
      <text:p text:style-name="P25">Narrative<text:span text:style-name="T18">-</text:span>Immersion</text:p>
      <text:p text:style-name="P14">Die letzte und für <text:span text:style-name="T18">die Konzeption des Werkstückes</text:span> <text:span text:style-name="T18">relevanteste</text:span> Art der Immersion ist die <text:span text:style-name="T18">N</text:span>arrative-Imm<text:span text:style-name="T18">e</text:span>rsion.</text:p>
      <text:p text:style-name="P15">Sie wird von Adams als folgendermaßen beschrieben.</text:p>
      <text:p text:style-name="P15">„<text:span text:style-name="T19">Narrative Immersion is the feeling of beeing inside a story, completly involved and accepting the world and events of the story as real. Its the same immersion as that produced by a good book or movie, but in video games, the player is also an actor within the story.“</text:span></text:p>
      <text:p text:style-name="P16">Narrative-Immersion bedeutet, somit dem Spiel, aufgrund seiner fesselnden Geschichte, seine Aufmerksamkeit zu widmen.</text:p>
      <text:p text:style-name="P17"/>
      <text:p text:style-name="P17"/>
      <text:p text:style-name="P23"/>
      <text:p text:style-name="P23">Narrative Immersion als Schwerpunkt des Bachelorarbeit</text:p>
      <text:p text:style-name="P18"/>
      <text:p text:style-name="P19">Verglicht man die <text:span text:style-name="T18">verschiedenen</text:span> Arten der Immersionen <text:span text:style-name="T18">miteinander</text:span>, <text:span text:style-name="T18">so fällt auf das diese in ihrer Wirkungsweise und ihren Anforderungen,</text:span> teilweise <text:span text:style-name="T18">stark konträr im Verhältnis zueinander wirken</text:span>. So <text:span text:style-name="T18">ist es schwierig in einem Videospiel, dem Spieler </text:span>eine tiefgründige Geschichte vermitteln, wenn <text:s/><text:span text:style-name="T18">dieser </text:span>seine Hauptkonzentration darauf legen muss, beispielsweise durch seine Reaktionsvermögen <text:span text:style-name="T18">ein Level zu absolvieren</text:span>. <text:span text:style-name="T18">In selbem Maße kann es für den Spieler überfordernd sein,</text:span> sich eine komplexe Strategie zu Überlegen, während man gleichzeitig <text:span text:style-name="T20">einer Geschichte folgen muss und laut Adams zerstört, nichts spielerische Immersion mehr, als das Gefühl von Überforderung und Stress.</text:span></text:p>
      <text:p text:style-name="P19"/>
      <text:p text:style-name="P17">Aus diesem Grund <text:span text:style-name="T21">fokussiert</text:span>, sich das fertige Werkstück <text:span text:style-name="T18">primär </text:span>auf die „Narrative<text:span text:style-name="T18">-</text:span>Immersion“. <text:span text:style-name="T18">Es soll eine Geschichte erzählt werden und dies soll auf eine möglichst immersive Weise geschehen</text:span>. <text:soft-page-break/>Das „Gameplay“ <text:span text:style-name="T18">des konzipierten Videospiel,</text:span> dient <text:span text:style-name="T18">somit voranging dem Zweck </text:span>die Handlung <text:span text:style-name="T18">narrativ</text:span> zu unterstützen.</text:p>
      <text:p text:style-name="P17"/>
      <text:p text:style-name="P18"><text:span text:style-name="T22">Eines der wichtigsten</text:span> Element<text:span text:style-name="T22">e</text:span> der narrativen Immersion ist das sog. „Storytelling“, <text:span text:style-name="T23">die Art und Weise wie eine Geschichte dem Spieler mitgeteilt wird. Als weiterer essenzieller Punkt der Narrativen-Immiersion ist der Begriff der „Game-World“ zu nennen. Der Begriff „Game-World“ umfasst dabei sowohl das visuell-physikalische Design der Welt, in der das Spielgeschehen stattfindetl, als auch deren symbolische, kulturelle, sowie historischen Hintergründe. Sowohl die Aspekte des Storytelling, als auch die der Games-World sind essenziell zur Erschaffung eines immersiven Spielerlebnis <text:s/>und werden als primäre Schwerpunkte in der Design-Konzeption, des Videospieles behandelt.</text:span></text:p>
      <text:p text:style-name="P18"/>
      <text:p text:style-name="P18"/>
      <text:p text:style-name="P36">Game Design</text:p>
      <text:p text:style-name="P26"/>
      <text:p text:style-name="P28"/>
      <text:p text:style-name="P32">Literarische Vorlage: Das Herz der Finsternis</text:p>
      <text:p text:style-name="P31"/>
      <text:p text:style-name="P30">Es wurde in der frühen Konzeptionsphase der Bachelorarbeit, die Entscheidung getroffen, sich bei der Wahl, der inhaltlichen Geschichte des Videospieles, auf eine literarische Vorlage zu beziehen, da dies generell einen sichere Basis für die Konzeption einer spannenden Geschichte bietet.</text:p>
      <text:p text:style-name="P29"/>
      <text:p text:style-name="P30">Die Vorlage der literarischen Vorlage, fiel auf das Herz der Finsternis, da diese Geschichte einen vergleichsweise kurzen, aber spannenden Umfang bietet. Zudem spricht das Buch historisch-politische Themen an, was aus persöhnlicher Preferenz ein enwichtigen Faktor zur Wahl der literarischen Vorlage darstellte.</text:p>
      <text:p text:style-name="P30"/>
      <text:p text:style-name="P30"/>
      <text:p text:style-name="P35"><text:span text:style-name="T34">Zusammenfassung:</text:span><text:line-break/><text:line-break/><text:span text:style-name="T29">Das Herz der Finsternis spielt zu Ende des 19ten Jahrhunderts und handelt von der Erzählung, des Kapitäns Marlow. Dieser bricht im Auftrag einer nicht konkret genannten Handelsgesellschaft auf um auf einem Dampfschiff, einen Fluss im Kongo aufwärts zu fahren. Er soll einige Handelsvertreter eskotieren um einen Elfenbeinhändler namens Kurz abzulösen. Während der Reise den Fluss aufwärts wiederfahren Marlow verschidene Erlebnisse, welche die damaligen Verhätlnisse in dem Kolonialgebiet des Belgisch-Kongo, insbesondere die Grausamkeiten und Misshandlungen an der einheimischen Bevölkerung schildern. Beispielsweise der Besuch einer Bergbaustation, deren Arbeiter im Elend vor sich hinvegetieren, oder die Rekrutierung, einheimischer Stämme durch die Handelsgesellschaft um millitärisch ihre Ambitionen durchzusetzen. </text:span></text:p>
      <text:p text:style-name="P27">Je weiter Marlow und die Crew in den Jungel vordringen, um so mehr verschwimmen die Grenzen, zwischen der "Zivilisation" und der vermeindlichen Wildnis <text:span text:style-name="T28">und die geschichte nihmt zunehmend surreale Züge an.</text:span></text:p>
      <text:p text:style-name="P27">Der Höhepunkt der Geschichte endet schließlich, in der Begegnung mit dem berüchtigten Stationsleiters Kurz, der durch sein Handeln von den Ureinwohnern zu einer Gottheit erkoren wurde. <text:span text:style-name="T28">Kurz wird schließlich von der Mannschaft, von der Mannschaft aufgenohmen und soll zurück in die westliche Zivilisation gebracht werden. Er verstirbt allerdings auf der Rückreise, aufgrund einer Krankheit, mit den letzten Worten „Das Grauen, das Grauen!“ (eng. „The Horror, the Horror!“)</text:span></text:p>
      <text:p text:style-name="P28"/>
      <text:p text:style-name="P28"><text:soft-page-break/></text:p>
      <text:p text:style-name="P32">Interpretation:</text:p>
      <text:p text:style-name="P32"/>
      <text:p text:style-name="P27">"Das Herz der Finsternis" ist eine Auseinandersetzung, über verschiedene Themen wie Kolonialismus, Rassismus und die Definition der "Zivilisation".</text:p>
      <text:p text:style-name="P27">Die Geschichte, obowhl fiktiv hat durchaus einen wahren Hintergrund. </text:p>
      <text:p text:style-name="P27"/>
      <text:p text:style-name="P27">Dem belgische König Leopold II. wurde auf dem Berliner Kongress 1884, der gesamte Kongo als Privateigentum überschrieben. Leopold begann wie kein anderer zuvor, damit die einheimischen Recourrcen des Landes, unter der de facto Versklavung der Bevölkerung auszubeuten. Man geht heute davon <text:span text:style-name="T28">aus, dass </text:span>während seiner Herrschaft die Bevölkerung des Landes um die Hälfte reduziert wurde. Zehn Millionen Menschen verloren bei diesem großen, wenig bekannte Menschheitsverbrechen ihr Leben. </text:p>
      <text:p text:style-name="P27"/>
      <text:p text:style-name="P2"><text:span text:style-name="Emphasis"><text:span text:style-name="T36">Hanjo Kesting</text:span></text:span><text:span text:style-name="T36"> vom NDR schreibt über das Herz der Finsternis:</text:span></text:p>
      <text:p text:style-name="P35"><text:span text:style-name="T30">„Conrads Roman stellt eine fundamentale Kritik an der belgischen Kolonialpolitik am Kongo dar. "Den Eingeweiden des Landes Schätze zu entreißen, das war ihr Verlangen", heißt es einmal. Und an anderer Stelle: "Diese Menschen schienen von keiner hochsinnigeren Absicht geleitet zu werden als Banditen beim Aufbrechen eines Geldschranks." Damit sind die Elfenbeinhändler gemeint, deren verbrecherische Geschäfte Conrad in der Person des Kolonialagenten Kurtz verdichtete, einer Gestalt, die fast bis zum Schluss unsichtbar bleibt und nur wie ein dunkler, langsam anwachsender Schatten durch das Buch gleitet. Ohne als Person deutlichen Umriss zu gewinnen, geht eine unheimliche Fernwirkung von ihm aus. Was sich in seinem finsteren Reich abspielt, wird nur angedeutet. [...] Er </text:span><text:span text:style-name="T33">[anmerkung des Autors, Der Leser]</text:span><text:span text:style-name="T30"> sieht die Schrecken nicht in realer Gestalt, aber das letzte Wort, das Kurtz von sich gibt, heißt "das Grauen", im englischen Original "the horror". </text:span></text:p>
      <text:p text:style-name="P27"/>
      <text:p text:style-name="P27"/>
      <text:p text:style-name="P27"/>
      <text:p text:style-name="P32">Historische Recherche, Wahl de<text:span text:style-name="T28">r Game-World</text:span></text:p>
      <text:p text:style-name="P27"/>
      <text:p text:style-name="P27">Das Spiel sollte eine Neuinterpretation, des Orginal-Werkes werden. Um eine klarere differenzierung vom Orginal zu schaffen, wurde für das Spiel zwar die grundsätzliche Handlung um den Stationsleiter Kurz beibehalten, jedoch wurde ein neues Setting ausgewählt, in der sich die gesamte Geschichte abspiel<text:span text:style-name="T28">t</text:span>.</text:p>
      <text:p text:style-name="P27"/>
      <text:p text:style-name="P27">Es wurde als <text:span text:style-name="T28">Hintergrund-Setting</text:span>, Bengalen/Indien im Jahre 1773 gewählt, das diese Zeitepoche <text:s/>einige Parallelen, zur Situation im Kongo aufweißt und als geeignet <text:span text:style-name="T28">für eine neu-Interpretation</text:span> befunden wurde.</text:p>
      <text:p text:style-name="P27"/>
      <text:p text:style-name="P34">Die East-India-Company</text:p>
      <text:p text:style-name="P32"/>
      <text:p text:style-name="P27">Die britische Ost-Indien-Kompanie, war eine 1600 gegründete Handels-Gesellschaft, die innerhalb der nächsten Jahrunderte einen großen Teil Süd- Ost-Asiens mit Hilfe, eigener Armeen und der <text:span text:style-name="T28">Unterstützung der </text:span>britischen Krone besetze. Sie wurde zu einem wesentlichen Faktor in der politischen landschaft Indiens, so wurden unter ihrem direktem, oder indirektem Einfluss, Herrscher gestürtzt, oder eingesetzt <text:span text:style-name="T28">und Handel der besetzten Regionen, sowie die örtliche Landwirtschaft und Ressourcengewinnung, durch ihre Bedingungen diktiert.</text:span></text:p>
      <text:p text:style-name="P27"/>
      <text:p text:style-name="P27"><text:soft-page-break/>Leidtragende der Expansion war oft die einheimische Bevölkerung der bes<text:span text:style-name="T28">e</text:span>tzten Gebiete.</text:p>
      <text:p text:style-name="P27">Sklaverei, <text:span text:style-name="T28">stellte</text:span> eine legale Arbeitsform <text:span text:style-name="T28">dar </text:span>und die Kompanie, machte hiervon durchaus gebrauch.</text:p>
      <text:p text:style-name="P50">„Um genügend Arbeitssklaven für die neuen Zimt- und Kaffeeplantagen zu bekommen, kidnappten Mitarbeiter sogar Kinder aus ihren Elternhäusern.“ </text:p>
      <text:p text:style-name="P27"/>
      <text:p text:style-name="P35"><text:span text:style-name="T29">1770, kam es schließlich in </text:span><text:span text:style-name="T35">B</text:span><text:span text:style-name="T29">engalen zu einer Hungernot, in deren Verlauf geschätzt zehn Millionen Menschen starben. An dieser Hungersnot, ist als einer der Hauptfaktoren, das </text:span><text:span text:style-name="T35">Eingreifen der East-India-Company in die örtliche Landwirtschaft und Infastruktur</text:span><text:span text:style-name="T29"> auszumachen. D</text:span><text:span text:style-name="T31">urch die starke, wirtschaftliche Fokussierung der </text:span><text:span text:style-name="T32">C</text:span><text:span text:style-name="T31">ompan</text:span><text:span text:style-name="T32">y</text:span><text:span text:style-name="T31">, auf die Produktion, von Handelsgütern, ging die Produktion an Nahrungsmitteln rapide zurück und der erzwungene Verkauf von Reis an die Company, führte dazu, dass es als es 1770 zur Hungernot kam, keine </text:span><text:span text:style-name="T32">Nahrungs-</text:span><text:span text:style-name="T31">Notreserven gab, auf die, die Bevölkerung </text:span><text:span text:style-name="T32">hätte</text:span><text:span text:style-name="T31"> zurückgreifen k</text:span><text:span text:style-name="T32">önnen</text:span><text:span text:style-name="T31">.</text:span></text:p>
      <text:p text:style-name="P27"/>
      <text:p text:style-name="P51">„Anders als die Mogul-Herrscher vor ihnen fuhren sie [die Kompanie] in Indien Investitionen für Straßen zurück und ließen Wasserkanäle verkommen. Als sich bengalische Bauern im Juni 1770 beschwerten, dass Firmenagenten allen Reis aufkauften, wurden die Kläger vor einem einberufenen Firmenrat in Kalkutta ausgelacht.“</text:p>
      <text:p text:style-name="P27"/>
      <text:p text:style-name="P27">Das Handeln und das Leid, dass durch die OIC verursacht wurde, blieb jedoch nicht unbemerkt.</text:p>
      <text:p text:style-name="P33">1773 Wurde nach einem Unterssuchungsauschuß, der „Regualation Act“ und 1784 der „India Act“ vom britischen Parlament in London verabschiedet, der eine stärkere Regulierung der Kompanie, von staatlicher Seite zur Folge hatte.</text:p>
      <text:p text:style-name="P33"/>
      <text:p text:style-name="P45">Die G<text:span text:style-name="T50">ames-World</text:span></text:p>
      <text:p text:style-name="P37"/>
      <text:p text:style-name="P38">Wir befinden uns im Jahre 1773 im östlichen Teil von Indien (Bengalen), die East-India-Company, herrscht über dieses Gebiet und zwingt die einheimische Bevölkerung, zu <text:span text:style-name="T43">unfairen</text:span> Bedingungen Handelsgüter anzubauen, welche nach Europa und <text:span text:style-name="T51">Asien</text:span> weiterverkauft <text:span text:style-name="T51">werden</text:span>. 1770 bricht, durch das Handeln der EIC, eine Hungersnot in Bengalen aus, es kommt zu Aufständen, Verödung der Landstriche und hunderten von Hungertoten. </text:p>
      <text:p text:style-name="P38"/>
      <text:p text:style-name="P38">Berichte über die <text:span text:style-name="T43">katastrophalen </text:span>Zustände in Indien, entsetzen die britische Öffentlichkeit <text:span text:style-name="T42">dermaßen</text:span>, dass das <text:span text:style-name="T51">britische</text:span> Parlament einen Untersuchungsausschuss einberuft der die Angelegenheit klären soll. Zur selben Zeit bricht aus Kalkutta ein Dampfschiff der EIC auf um den Stationsleiter Kurz, aus den äußersten Company-Gebieten zurück zu beordern...</text:p>
      <text:p text:style-name="P37"/>
      <text:p text:style-name="P37"/>
      <text:p text:style-name="P1"><text:span text:style-name="T45">C</text:span><text:span text:style-name="T44">haraktere</text:span></text:p>
      <text:p text:style-name="P39"/>
      <text:p text:style-name="P46"><text:span text:style-name="T46">John Marlow / </text:span>Der Schreiber (Spielfigur)</text:p>
      <text:p text:style-name="P38">Der Spieler übernimmt die Rolle des Schreibers Joseph Marlow, einem jungen unerfahrenen Schreiber der britischen Armee, welcher auf das Dampfchiff der EIC zugeteilt wird. Er soll die gesamte fahrt dokumentieren und Dem Kommandanten als Ordonanz dienen.</text:p>
      <text:p text:style-name="P39"/>
      <text:p text:style-name="P39"/>
      <text:p text:style-name="P47"><text:span text:style-name="T47">Major Benjamin</text:span> Cobbler / Der Kommandant</text:p>
      <text:p text:style-name="P41"><text:span text:style-name="T53">Benjamin</text:span> Cobbler ist der leitende Offizier auf dem Dampfschiff. Er ist ein ambitionierter Aufsteiger, der ursprünglich aus ärmlichen Verhältnissen kommt. Er hat es trotz <text:s/>seiner Herkunft, durch seinen Ehrgeiz geschafft in den Rängen der East-India-Company aufzusteigen und nimmt für <text:soft-page-break/>sein vergleichsweise junges Alter bereits <text:span text:style-name="T52">die hohe Position eines Majors</text:span> ein. Cobbler sieht die Mission als Chance, noch weiter <text:span text:style-name="T52">die Karriereleiter in der East-India-Company aufzusteigen</text:span>. </text:p>
      <text:p text:style-name="P40"/>
      <text:p text:style-name="P47">William „Bill“ McGregor / Der Skipper</text:p>
      <text:p text:style-name="P40">Der aus Schottland stammende Steuermann ist das älteste Mitglied der Mannschaft. Er arbeitet bereits sein halbes Leben für die Company und möchte sich möglichst bald zur Ruhe setzten. Die <text:span text:style-name="T52">Fahrt in den Dschungel, bietet für ihn aufgrund, der hohen Bezahlung die Möglichkeit sich endlich finanziell abzusichern und seinen Ruhestand anzutreten.</text:span></text:p>
      <text:p text:style-name="P40"/>
      <text:p text:style-name="P39"/>
      <text:p text:style-name="P46"><text:span text:style-name="T48">Bahadur Sahib / </text:span>Der Sepoy</text:p>
      <text:p text:style-name="P42">Bahadur ist, das einzige aus Indien stammende Mitglied der Crew. Bahadur stammt ursprünglich aus einer wohlhabenden Adelsfamilie und hat <text:span text:style-name="T54">eine </text:span>weitreichende Bildung erfahren. <text:span text:style-name="T49">Als die Briten das Herrschaftsgebiet seiner Familie besetzen, beschließt er gegen den Willen seiner Familie, in die britische Armee einzutreten, woraufhin er von seiner Familie ausgestoßen und enterbt wird. Ohne Finanzielle Mittel bleibt ihm nichts weiteres übrig, als seinen <text:s/>Dienst als Sepoy (indischer Fußsoldat ) anzutreten. Er hofft darauf Abenteuer erleben zu können und eines Tages, durch sein Engagement, zu einem Offizier aufzusteigen. Leider wird ihm dieses Vorhaben durch rassistische Ressentiments, seiner Vorgesetzten immer wieder erschwert.</text:span></text:p>
      <text:p text:style-name="P42"/>
      <text:p text:style-name="P43"/>
      <text:p text:style-name="P48">Captain <text:span text:style-name="T53">James </text:span>Willard / Der Ranger</text:p>
      <text:p text:style-name="P44"><text:span text:style-name="T37">Willard stammt aus den nördlichen Gebieten der amerikanischen Kolonien (Kanada). Er ist ein Veteran, de</text:span><text:span text:style-name="T41">r französischen-Indianerkriege</text:span><text:span text:style-name="T37"> und gehörte einst de</text:span><text:span text:style-name="T38">n </text:span><text:span text:style-name="T37">berühmt-berüchtigten Roger‘s Rangers an, einer britischen Spezialeinheit, die sich die Kampftaktik der amerikanischen Ureinwohner zu </text:span><text:span text:style-name="T40">Eigen</text:span><text:span text:style-name="T37"> gemacht hat. Er ist ein zwielichtiger Charakter und es ist kaum etwas über ihn bekannt. Allerdings ihm eilt ein zweifelhafter Ruf voraus, wo immer er auftaucht g</text:span><text:span text:style-name="T39">eschieht ein Unglück</text:span><text:span text:style-name="T37">.</text:span></text:p>
      <text:p text:style-name="P19"/>
      <text:p text:style-name="P19"/>
      <text:p text:style-name="P58"><text:span text:style-name="T13">pannungsaufbau </text:span></text:p>
      <text:p text:style-name="P62"><text:span text:style-name="T55"><text:line-break/>Wie in // erwähnt ist die im Spiel erzählte Geschichte, eine substanziellsten Elemente zur Erschaffung einer Immersion. Um eine möglichst hohe Spannung und dadurch auch eine möglichst Immersion zu kreieren, wurde sich bei der konzeptionellen Strukturierung der Geschichte Innerhalb der einzelnen Levels und der // an dem klassischen Aufbau für Drama nach </text:span>Gustav Freytag <text:span text:style-name="T55"><text:s/>orientiert.<text:line-break/></text:span></text:p>
      <text:p text:style-name="P62"><text:span text:style-name="T56">Frytag definiert dabei einen Spannungsbogen der sich in die 5 Elemente </text:span><text:a xlink:type="simple" xlink:href="http://deacademic.com/dic.nsf/dewiki/419640" text:style-name="Internet_20_link" text:visited-style-name="Visited_20_Internet_20_Link"><text:span text:style-name="T24">Exposition</text:span></text:a><text:span text:style-name="T24">, Komplikation, </text:span><text:a xlink:type="simple" xlink:href="http://deacademic.com/dic.nsf/dewiki/1092104" text:style-name="Internet_20_link" text:visited-style-name="Visited_20_Internet_20_Link"><text:span text:style-name="T24">Peripetie</text:span></text:a><text:span text:style-name="T24">, </text:span><text:a xlink:type="simple" xlink:href="http://deacademic.com/dic.nsf/dewiki/1176733" text:style-name="Internet_20_link" text:visited-style-name="Visited_20_Internet_20_Link"><text:span text:style-name="T24">Retardation</text:span></text:a><text:span text:style-name="T24"> </text:span><text:span text:style-name="T27">und Katastrophe.</text:span></text:p>
      <text:p text:style-name="P62"><text:span text:style-name="T27"/></text:p>
      <text:p text:style-name="P67"><text:bookmark text:name="selection_index20"/>Die handelnden Personen werden eingeführt, der dramatische Konflikt kündigt sich an. </text:p>
      <text:p text:style-name="P65"><text:bookmark text:name="selection_index21"/><text:span text:style-name="T24">Komplikation (Steigerung/Epitase)</text:span> </text:p>
      <text:p text:style-name="P68"><text:bookmark text:name="selection_index22"/>Steigende Handlung – mit erregendem Moment (Katastase) </text:p>
      <text:p text:style-name="P67"><text:bookmark text:name="selection_index23"/>Die Situation verschärft sich. </text:p>
      <text:p text:style-name="P65"><text:bookmark text:name="selection_index24"/><text:a xlink:type="simple" xlink:href="http://deacademic.com/dic.nsf/dewiki/1092104" text:style-name="Internet_20_link" text:visited-style-name="Visited_20_Internet_20_Link"><text:span text:style-name="T24">Peripetie</text:span></text:a><text:span text:style-name="T24"> (Umkehr der Glücksumstände des Helden)</text:span> </text:p>
      <text:p text:style-name="P66"><text:bookmark text:name="selection_index25"/>Die Handlung erreicht ihren Höhepunkt (<text:span text:style-name="T24">Klimax</text:span>). </text:p>
      <text:p text:style-name="P65"><text:bookmark text:name="selection_index26"/><text:soft-page-break/><text:a xlink:type="simple" xlink:href="http://deacademic.com/dic.nsf/dewiki/1176733" text:style-name="Internet_20_link" text:visited-style-name="Visited_20_Internet_20_Link"><text:span text:style-name="T24">Retardation</text:span></text:a><text:span text:style-name="T24"> (Verlangsamung)</text:span> </text:p>
      <text:p text:style-name="P68"><text:bookmark text:name="selection_index27"/>Fallende Handlung – mit retardierenden (aufschiebenden, hinhaltenden, verlangsamenden) Momenten </text:p>
      <text:p text:style-name="P67"><text:bookmark text:name="selection_index28"/>Die Handlung verlangsamt sich, um in einer Phase der höchsten Spannung auf die bevorstehende Katastrophe hinzuarbeiten. </text:p>
      <text:p text:style-name="P65"><text:bookmark text:name="selection_index29"/>Katastrophe oder Lysis/<text:a xlink:type="simple" xlink:href="http://deacademic.com/dic.nsf/dewiki/315203" text:style-name="Internet_20_link" text:visited-style-name="Visited_20_Internet_20_Link">Dénouement</text:a> </text:p>
      <text:list xml:id="list1332875927" text:style-name="L7">
        <text:list-header>
          <text:p text:style-name="P64"><text:span text:style-name="T56"><text:line-break/></text:span></text:p>
        </text:list-header>
      </text:list>
      <text:p text:style-name="P63">Die Geschichte wurde in <text:span text:style-name="T68">drei verschiedene Kapitel eingeteilt. Jedes Kapitel übernimmt dabei einen oder mehrere Punkte im Spannungsaufbau der Geschichte.</text:span></text:p>
      <text:p text:style-name="P58"><text:line-break/>Kapitel</text:p>
      <text:p text:style-name="P58"/>
      <text:p text:style-name="P58"><text:span text:style-name="T58">Kapitel </text:span>1. Die Reise beginnt<text:line-break/><text:line-break/>Die Crew beginnt ihre Reise im Tiefland <text:span text:style-name="T59">von Bengalen</text:span>, <text:span text:style-name="T60">sie werden von dem Kommandanten über das ziehl ihrer Mission informiert. Sie sollen mit dem Dampfschiff flussaufwärts fahren um in das östlichen Grenzgebiet, der Company zu gelangen. Dort sollen sie einen Mann namens Kurz, der dort die örtliche Station leite, ablösen und zurück nach Kalkutta begleiten.</text:span></text:p>
      <text:p text:style-name="P58"/>
      <text:p text:style-name="P58"><text:span text:style-name="T60">Während ihrer Reise durch das Tiefland</text:span> werden sie mit den Auswirkungen der britischen Kolonialherrschaft konfrontiert, Sklaverei, Krieg und der <text:span text:style-name="T60">grassierenden</text:span> Hungersnot, <text:span text:style-name="T61">die zu diesem Zeitpunkt in Bengalen herrscht</text:span>. <text:span text:style-name="T61">Die Crewmitglieder diskutieren, ihre unterschiedlichen Ansichten zu der Situation in Indien und //spieler wird beginnt die anderen Mitglieder der Expedition besser kennen zu lernen. Das Kapitel endet damit, das die Crew ein Bergbaulager, an der Grenze zum Dschungel erreicht. Obwohl in diesem Lager, für die Arbeiter katastrophale Bedingungen herrschen wird dieser Ort, von den europäischen Einwohnern als „letzte Bastion der Zivilisation bezeichnet, da ab hier die äußersten Grenzgebiete der Company und die „Wildnis“ des Dschungels beginnen.</text:span><text:line-break/><text:line-break/><text:span text:style-name="T58">Kapitel </text:span>2. Durch den Dschungel<text:line-break/><text:line-break/>Die Crew fährt bereits einige Tage durch den Dschungel. Durch verschiedene mysteriöse Ereignisse, beginnt die Crew <text:span text:style-name="T62">allmählich </text:span>ihre Mission und deren Hintergründe zu Hinterfragen. <text:span text:style-name="T63">Der Spieler findet immer mehr Informationen über Kurz heraus. Unter anderem das dieser anscheinend einer der erfolgreichsten und effizientesten Mitarbeiter der Company ist. Während des Kapitel, widerfahren der Mannschaft immer wieder Mysteriöse Ereignisse. Nach dem Spannungshöhepunkt, wird <text:s/>z</text:span>u Ende dieses Kapitels, die Mannschaft, über die Hintergründe ihrer Mission aufgeklärt. <text:span text:style-name="T57">Kurz der Stationsleiter, ist scheinbar verrückt geworden, er hat den Kontakt zur Außenwelt abgebrochen und herrscht nun eigenständig mithilfe eines Ansässigen Stammes und seiner ihm treu ergeben Gefolgschaft über das dortige Gebiet. Die Mitglieder erfahren durch den Ranger, der anscheinend als einziger neben dem Kommandanten komplett in die Mission eingeweiht ist, das aufgrund der radikalen Vorgehensweise der Company und der daraus resultierenden Hungersnot, die britische Regierung einen Untersuchungs-Ausschuss einberufen hat um über das weitere Schicksal der East-India-Kompanie zu entscheiden. Da Kurz schon vor seinem Verschwinden, aufgrund seiner radikalen und rücksichtslosen Methoden zur Gewinnung von Profit, selbst für die Verhältnise der Company, einen Zweifelhaften Ruf besaß, soll dem Treiben Kurz nun ein Ende gesetzt werden, bevor die britische Regierung näheres über ihn und seine radikalen Methoden herausfindet und dies gegen die Company verwenden könnte.</text:span></text:p>
      <text:p text:style-name="P58"><text:soft-page-break/></text:p>
      <text:p text:style-name="P58"><text:span text:style-name="T64">Der Kommandant will die Mission, aufgrund des hohen Risikos abbrechen,</text:span> <text:span text:style-name="T64">woraufhin er</text:span> <text:s/>durch den Ranger, seines Kommandos enthoben wird.</text:p>
      <text:p text:style-name="P58"/>
      <text:p text:style-name="P58"><text:span text:style-name="T58">Kapitel 3</text:span>. Das Herz der Finsternis<text:line-break/><text:line-break/>Im tiefsten Dschungel wird die Crew mit den Folgen, von Kurz <text:span text:style-name="T64">begangenen</text:span> <text:span text:style-name="T64">Gräueltaten</text:span> <text:span text:style-name="T64">konfrontiert.</text:span></text:p>
      <text:p text:style-name="P58">Sie treffen auf verwaiste Dörfer und werden Zeuge, wie Kurz Männer ein Dorf attackieren und Plündern. Kurz darauf wird das Schiff angegriffen und je nach bisherigem Spielverlauf <text:span text:style-name="T64">werden</text:span>, eines, oder mehrere der Besatzungsmitglieder getötet. </text:p>
      <text:p text:style-name="P58"><text:span text:style-name="T64">I</text:span>m Finale des Spiels <text:span text:style-name="T64">trifft die Mannschaft </text:span>auf Kurz Stützpunkt, in welchem dieser seine erbeuteten Schätze <text:span text:style-name="T65">hortet. Um den Stützpunkt hat sich eine große Zahl der Einheimischen gesammelt, die Kurz als Gott verehren und ihn Treu ergeben sind. Die Mitglieder der Crew werden zu Kurz geführt und finden heraus, dass dieser im Sterben liegt. Die Crew führt mit Kurz ein Gespräch und dieser scheint bestens informiert über die Crew zu sein, insbesondere über den Ranger. Er bittet den Ranger, ihn zu töten und an seinen Platz als Herrscher einzunehmen um sein Werk fortzuführen. Je nach bisherigen Verlauf, ist eines der drei folgenden Enden möglich:</text:span></text:p>
      <text:p text:style-name="P58"/>
      <text:p text:style-name="P60">Ende 1</text:p>
      <text:p text:style-name="P60"/>
      <text:p text:style-name="P60">Der Ranger widersteht auf zureden des Spielers dem Angebot von kurz und die Crew verlässt widerstandslos zusammen mit Kurz, das Lager. Auf der Rückfahrt verstirbt Kurz mit den Worten „Das Grauen … das Grauen!“ <text:span text:style-name="T62">Bei der Ankunft in Madras werden sie bereits von Mitarbeitern des Untersuchungsausschusses empfangen. In der letzten Szene erfahren wir, das es sich bei der erlebten Geschichte um die Erzählung des Schreibers handelt, der diese vor einem Gericht schildert.</text:span></text:p>
      <text:p text:style-name="P60"/>
      <text:p text:style-name="P60">Ende 2 </text:p>
      <text:p text:style-name="P60">Der Ranger <text:span text:style-name="T66">Verfällt dem Angebot und tötet Kurz, daraufhin wird er von der Gefolgschaft ihrem Neuen Herrscher erkoren. Die restliche Mannschaft kann diesem <text:s/>Vorgang nur tatenlos zusehen, da sie in der Unterzahl sind. Der Ranger lässt darauf die restlichen Charaktere zusammen, mit Kurz Beute gehen, mit der Aufforderung, sie mögen nie wieder kehren. Zurück in der Heimat erfreuen sich die Mitarbeiter der Company an der mitgebrachten Beute, teilen der Mannschaft allerdings unter der Androhung von Strafe mit, das diese Geschichte nie an die Öffentlichkeit gelangen darf.</text:span></text:p>
      <text:p text:style-name="P61"/>
      <text:p text:style-name="P61">Ende 3, </text:p>
      <text:p text:style-name="P61"><text:span text:style-name="T62">Selbiges</text:span> Ende wie Ende 2, mit dem Unterschied, das der Ranger die Mannschaft mit Gewalt festhalten lässt. Sie dürfen den Dschungel n<text:span text:style-name="T58">icht </text:span>verlassen, aus Furcht, sie könnten <text:span text:style-name="T58">das erlebte</text:span> weitererzähle<text:span text:style-name="T58">n</text:span>. In der letzten Szene erfahren wir, das es sich bei der erzählten Geschichte um die Aufzeichnungen des Schreibers handelt, die von einem Trupp Forscher in der Gegenwart gefunden wird. <text:span text:style-name="T67">Über den Verbleib, der Mannschaft, wird der Spieler im Unklaren gelassen.</text:span></text:p>
      <text:p text:style-name="P53"/>
      <text:p text:style-name="P53"/>
      <text:p text:style-name="P59"><text:span text:style-name="T69">Kapitel eins dient der „Exposition“</text:span> <text:span text:style-name="T69">der</text:span> Einführung des Spielers in das Setting und den <text:span text:style-name="T57">g</text:span>eschichtlichen Kontext. <text:span text:style-name="T57">Die eigentliche Geschichte wird nur leicht angeschnitten um die Spannung langsam aufzubauen.</text:span></text:p>
      <text:p text:style-name="P59"/>
      <text:p text:style-name="P59"><text:span text:style-name="T69">Das gesamte Kapitel zwei, wurde als Werkstück umgesetzt, in diesem Kapitel beginnt die „Komplikation“, der eigentliche Spannungsaufbau, der schnell zunimmt.</text:span></text:p>
      <text:p text:style-name="P59"/>
      <text:p text:style-name="P59"><text:span text:style-name="T71">Kapitel drei dient schließlich den Punkten </text:span><text:a xlink:type="simple" xlink:href="http://deacademic.com/dic.nsf/dewiki/1092104" text:style-name="Internet_20_link" text:visited-style-name="Visited_20_Internet_20_Link"><text:span text:style-name="T71">Peripetie</text:span></text:a><text:span text:style-name="T71">, </text:span><text:a xlink:type="simple" xlink:href="http://deacademic.com/dic.nsf/dewiki/1176733" text:style-name="Internet_20_link" text:visited-style-name="Visited_20_Internet_20_Link"><text:span text:style-name="T71">Retardation</text:span></text:a><text:span text:style-name="T71"> und <text:s/>der Katastrophe.</text:span></text:p>
      <text:p text:style-name="P54"><text:soft-page-break/><text:span text:style-name="T71">Die peripetie, der Spannungstechnische Höhepunkt, findet in dem finalen Treffen mit Kurz statt, die crew wird in ein Gespräch mt ihm verwickelt, an dessen Ende sich der Charakter des Rangers dazu entscheiden muss, die Position Kurz einzunehmen oder nicht, dies stellt den retardierenden Moment dar, die Spannung steigt noch einmal an. Schließlich findet die „Katastrophe“ eines der drei Enden statt und der Ausgang der gesamten Geschichte wird aufgelöst.</text:span></text:p>
      <text:p text:style-name="P54"><text:span text:style-name="T71"/></text:p>
      <text:p text:style-name="P54"><text:span text:style-name="T71"/></text:p>
      <text:p text:style-name="P55"><text:span text:style-name="T71">J</text:span><text:span text:style-name="T70">eder der Kapitel enthält auch intern einen eigenen Spannungsverlauf.</text:span></text:p>
      <text:p text:style-name="P55"><text:span text:style-name="T71">D</text:span><text:span text:style-name="T70">a wie bebreits erwähnt Kapitel zwei, der Geschichte konkret als Werkstück realisiert wird Beispielhaft der Spannungsaufbau der einzelnen Szenen in diesem Teil chronologisch untersucht.</text:span></text:p>
      <text:p text:style-name="P55"><text:span text:style-name="T70"/></text:p>
      <text:p text:style-name="P55"><text:span text:style-name="T70">Szene 1 „Start“</text:span></text:p>
      <text:p text:style-name="P55"><text:span text:style-name="T70"/></text:p>
      <text:p text:style-name="P55"><text:span text:style-name="T70">In der ersten Szene Passiert noch nichts wichtiges aus narrativer Sicht gesehen. In dem realisierten Demo-Level, wird diese Szene genutzt um dem Spieler einen Überblick über die einzelnen Charaktere zu geben.</text:span></text:p>
      <text:p text:style-name="P55"><text:span text:style-name="T70"/></text:p>
      <text:p text:style-name="P55"><text:span text:style-name="T70">Szene 2. Rauch am Horizont</text:span></text:p>
      <text:p text:style-name="P55"><text:span text:style-name="T70"/></text:p>
      <text:p text:style-name="P55"><text:span text:style-name="T70">In dieser Cut-Szene erscheint Rauch am Horizont und signalisiert dem Spieler, das die Crew auf dem Schiff nicht die einzigen Menschen in dem Dschungel sind den sie durchqueren.</text:span></text:p>
      <text:p text:style-name="P55"><text:span text:style-name="T70"/></text:p>
      <text:p text:style-name="P55"><text:span text:style-name="T70">Szene 3. Sonnenuntergang</text:span></text:p>
      <text:p text:style-name="P55"><text:span text:style-name="T70"/></text:p>
      <text:p text:style-name="P55"><text:span text:style-name="T70">In dieser Szene erfährt der Charakter, durch Dialoge näheres zu den Hintergründen der einzelnen Personen. Er erfährt, dass Bahadur Sahib aus einer angesehenen Familie kommt und sich freiwillig der britischen Armme angeschloßen hat. Durch den Skipper wiederum, erfährt der Spieler von den Gerüchten, die um Captain Willard herrschen.</text:span></text:p>
      <text:p text:style-name="P55"><text:span text:style-name="T70"/></text:p>
      <text:p text:style-name="P55"><text:span text:style-name="T70">Szene 4. Die </text:span><text:span text:style-name="T73">Fregatte</text:span></text:p>
      <text:p text:style-name="P55"><text:span text:style-name="T70"/></text:p>
      <text:p text:style-name="P55"><text:span text:style-name="T70">Als die Nacht einbricht, trifft die Crew auf eine verlassene </text:span><text:span text:style-name="T73">Fregatte</text:span><text:span text:style-name="T70">, der britischen Marine. Dies stellt den ersten Spannungshöhepunkt des Kapitels dar. Die Crew frägt sich was mit der Mannschaft geschehen ist, während der Kommandant, durch einen edanken-Monolog, versehentlich preisgibt, dass er scheinbar um die Existenz dieses Schiffes weiß.</text:span></text:p>
      <text:p text:style-name="P55"><text:span text:style-name="T70"/></text:p>
      <text:p text:style-name="P55"><text:span text:style-name="T70">Szene 5. Sonnenaufgang und der Schrei</text:span></text:p>
      <text:p text:style-name="P55"><text:span text:style-name="T70"/></text:p>
      <text:p text:style-name="P55"><text:span text:style-name="T70">Als die Sonne wiederaufgeht scheint sich die Lage zunächst zu beruhigen. Der Spieler kann die Meinungen der einzelnen Charaktere zum Verbleib der Mannschaft erfragen. Plötzlich ertönt ein Markerschütternder Schrei. Was genau es mit diesem Schrei auf sich hat erfährt der Spieler konkret nicht, ihm wird wieder nur ein darauf gegeben, das sich die Crew nicht alleine im Dschungel befindet.</text:span></text:p>
      <text:p text:style-name="P55"><text:span text:style-name="T70"/></text:p>
      <text:p text:style-name="P56"><text:span text:style-name="T70">Szene 6. Das verlassene Lager</text:span></text:p>
      <text:p text:style-name="P56"><text:span text:style-name="T70"/></text:p>
      <text:p text:style-name="P56"><text:span text:style-name="T70">Nach kurzer Zeit erreicht die Crew, ein verlassenes Lager. Wahrscheinlich handelt es sich hierbei um ein lager, das die Crew errichtet hat, die Ruderboote lassen darauf schließen. Blutspuren </text:span><text:soft-page-break/><text:span text:style-name="T70">wiederum deuten daraufhin, das es hier zu einer gewaltsamen Auseinandersetzung gekommen ist. Von</text:span><text:span text:style-name="T72">g</text:span><text:span text:style-name="T70"> er Crew fehlt wiederum jede Spur.</text:span></text:p>
      <text:p text:style-name="P56"><text:span text:style-name="T70"/></text:p>
      <text:p text:style-name="P57"><text:span text:style-name="T70">Szene 7 Der Streit</text:span></text:p>
      <text:p text:style-name="P57"><text:span text:style-name="T70"/></text:p>
      <text:p text:style-name="P57"><text:span text:style-name="T70">Die Crew verlangt nun vom Kommandanten ihnen preiszugeben, was er über das Schiff weiß. Der Kommandant weigert sich weiterhin und es kommt zu einer hitzigen Disskusion. Während die Besatzung diskutiert, kann der Spieler einen Ureinwohner durch den Hintergrund laufen sehen.</text:span></text:p>
      <text:p text:style-name="P57"><text:span text:style-name="T70"/></text:p>
      <text:p text:style-name="P57"><text:span text:style-name="T70"/></text:p>
      <text:p text:style-name="P57"><text:span text:style-name="T70">Szene 8 Tote reden nicht</text:span></text:p>
      <text:p text:style-name="P57"><text:span text:style-name="T70"/></text:p>
      <text:p text:style-name="P57"><text:span text:style-name="T70">Als das Schiff tiefer in den Dschungel eindringt, trifft es auf die </text:span><text:span text:style-name="T73">toten Überreste der Fregatten-Crew, die an Pfähle gebunden wurden. </text:span></text:p>
      <text:p text:style-name="P55"><text:span text:style-name="T70"/></text:p>
      <text:p text:style-name="P55"><text:span text:style-name="T70"/></text:p>
      <text:p text:style-name="P55"><text:span text:style-name="T70"/></text:p>
      <text:p text:style-name="P55"><text:span text:style-name="T70"/></text:p>
      <text:p text:style-name="P55"><text:span text:style-name="T7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7:51:22.150000000</meta:creation-date>
    <meta:generator>LibreOffice/5.3.7.2$Windows_X86_64 LibreOffice_project/6b8ed514a9f8b44d37a1b96673cbbdd077e24059</meta:generator>
    <dc:date>2018-01-24T02:15:27.021000000</dc:date>
    <meta:editing-duration>PT6H35M2S</meta:editing-duration>
    <meta:editing-cycles>21</meta:editing-cycles>
    <meta:document-statistic meta:table-count="0" meta:image-count="0" meta:object-count="0" meta:page-count="11" meta:paragraph-count="116" meta:word-count="4144" meta:character-count="29847" meta:non-whitespace-character-count="25762"/>
  </office:meta>
</office:document-meta>
</file>